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10000373B00002C91A73BA8F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1.59cm" svg:height="16.51cm" svg:x="3.175cm" svg:y="1.27cm">
          <draw:image xlink:href="Pictures/200000A10000373B00002C91A73BA8F6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4:03:35</meta:creation-date>
    <dc:date>2009-04-22T19:27:05</dc:date>
    <dc:language>en-US</dc:language>
    <meta:editing-cycles>7</meta:editing-cycles>
    <meta:editing-duration>PT6M2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